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terITCPro-Bold" svg:font-family="CharterITCPro-Bold" style:font-family-generic="roman" style:font-pitch="variable"/>
    <style:font-face style:name="CharterITCPro-Italic" svg:font-family="CharterITCPro-Italic" style:font-family-generic="roman" style:font-pitch="variable"/>
    <style:font-face style:name="CharterITCPro-Regular" svg:font-family="CharterITCPro-Regular" style:font-family-generic="roman" style:font-pitch="variable"/>
    <style:font-face style:name="HelveticaNeue" svg:font-family="HelveticaNeue" style:font-family-generic="roman" style:font-pitch="variable"/>
    <style:font-face style:name="KievitPro-Bold" svg:font-family="KievitPro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font-name="HelveticaNeue" fo:font-size="18pt" fo:letter-spacing="normal" style:letter-kerning="false" style:font-size-asian="18pt"/>
    </style:style>
    <style:style style:name="P2" style:family="paragraph" style:parent-style-name="Standard">
      <style:text-properties fo:color="#000000" style:text-outline="false" style:font-name="HelveticaNeue" fo:font-size="18pt" fo:letter-spacing="normal" fo:font-style="normal" style:letter-kerning="false" style:font-size-asian="18pt" style:font-style-asian="normal"/>
    </style:style>
    <style:style style:name="T1" style:family="text">
      <style:text-properties fo:color="#000000" style:text-outline="false" style:font-name="KievitPro-Bold" fo:font-size="40pt" fo:letter-spacing="normal" style:letter-kerning="false" style:font-size-asian="40pt"/>
    </style:style>
    <style:style style:name="T2" style:family="text">
      <style:text-properties fo:color="#000000" style:text-outline="false" style:font-name="KievitPro-Bold" fo:font-size="32pt" fo:letter-spacing="normal" style:letter-kerning="false" style:font-size-asian="32pt"/>
    </style:style>
    <style:style style:name="T3" style:family="text">
      <style:text-properties fo:color="#000000" style:text-outline="false" style:font-name="KievitPro-Bold" fo:font-size="32pt" fo:letter-spacing="normal" fo:font-style="normal" style:letter-kerning="false" style:font-size-asian="32pt" style:font-style-asian="normal"/>
    </style:style>
    <style:style style:name="T4" style:family="text">
      <style:text-properties fo:color="#000000" style:text-outline="false" style:font-name="KievitPro-Bold" fo:font-size="24pt" fo:letter-spacing="normal" fo:font-style="normal" style:letter-kerning="false" style:font-size-asian="24pt" style:font-style-asian="normal"/>
    </style:style>
    <style:style style:name="T5" style:family="text">
      <style:text-properties fo:color="#000000" style:text-outline="false" style:font-name="CharterITCPro-Regular" fo:font-size="21pt" fo:letter-spacing="normal" style:letter-kerning="false" style:font-size-asian="21pt"/>
    </style:style>
    <style:style style:name="T6" style:family="text">
      <style:text-properties fo:color="#000000" style:text-outline="false" style:font-name="CharterITCPro-Regular" fo:font-size="21pt" fo:letter-spacing="normal" fo:font-style="normal" style:letter-kerning="false" style:font-size-asian="21pt" style:font-style-asian="normal"/>
    </style:style>
    <style:style style:name="T7" style:family="text">
      <style:text-properties fo:color="#000000" style:text-outline="false" style:font-name="CharterITCPro-Bold" fo:font-size="21pt" fo:letter-spacing="normal" style:letter-kerning="false" style:font-size-asian="21pt"/>
    </style:style>
    <style:style style:name="T8" style:family="text">
      <style:text-properties fo:color="#000000" style:text-outline="false" style:font-name="CharterITCPro-Bold" fo:font-size="21pt" fo:letter-spacing="normal" fo:font-style="normal" style:letter-kerning="false" style:font-size-asian="21pt" style:font-style-asian="normal"/>
    </style:style>
    <style:style style:name="T9" style:family="text">
      <style:text-properties fo:color="#000000" style:text-outline="false" style:font-name="CharterITCPro-Italic" fo:font-size="21pt" fo:letter-spacing="normal" fo:font-style="italic" style:letter-kerning="false" style:font-size-asian="21pt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27 popular new github repositories for web developers in 2016</text:span></text:p>
      <text:p text:style-name="Standard"><text:span text:style-name="T5">Here are some popular new github repositories that can be interesting for web developers. All of them earned their first 1500 stars in 2016.</text:span></text:p>
      <text:p text:style-name="P1"/>
      <text:p text:style-name="Standard"><text:span text:style-name="T2">Dependency Management</text:span></text:p>
      <text:p text:style-name="Standard"><text:span text:style-name="T7">Yarn</text:span><text:span text:style-name="T5"> — Fast, reliable, and secure dependency management. https://yarnpkg.com </text:span><text:span text:style-name="T9">(Oct 2016)</text:span></text:p>
      <text:p text:style-name="P2"/>
      <text:p text:style-name="P2"/>
      <text:p text:style-name="P2"/>
      <text:p text:style-name="Standard"><text:span text:style-name="T3">React</text:span></text:p>
      <text:p text:style-name="Standard"><text:span text:style-name="T8">React in patterns </text:span><text:span text:style-name="T6">— List of design patterns/techniques used while developing with React </text:span><text:span text:style-name="T9">(Jul 2016)</text:span></text:p>
      <text:p text:style-name="P2"/>
      <text:p text:style-name="P2"/>
      <text:p text:style-name="Standard"><text:span text:style-name="T4">React Boilerplates</text:span></text:p>
      <text:p text:style-name="Standard"><text:span text:style-name="T8">Create React App </text:span><text:span text:style-name="T6">— Create React apps with no build configuration </text:span><text:span text:style-name="T9">(Jul 2016)</text:span></text:p>
      <text:p text:style-name="P2"/>
      <text:p text:style-name="Standard"><text:a xlink:type="simple" xlink:href="https://github.com/facebookincubator/create-react-app" text:style-name="Internet_20_link" text:visited-style-name="Visited_20_Internet_20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harterITCPro-Bold" svg:font-family="CharterITCPro-Bold" style:font-family-generic="roman" style:font-pitch="variable"/>
    <style:font-face style:name="CharterITCPro-Italic" svg:font-family="CharterITCPro-Italic" style:font-family-generic="roman" style:font-pitch="variable"/>
    <style:font-face style:name="CharterITCPro-Regular" svg:font-family="CharterITCPro-Regular" style:font-family-generic="roman" style:font-pitch="variable"/>
    <style:font-face style:name="HelveticaNeue" svg:font-family="HelveticaNeue" style:font-family-generic="roman" style:font-pitch="variable"/>
    <style:font-face style:name="KievitPro-Bold" svg:font-family="KievitPro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a" fo:country="DK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13:37:38.266388000</meta:creation-date>
    <dc:date>2017-01-03T13:39:01.897376000</dc:date>
    <meta:editing-duration>PT1M23S</meta:editing-duration>
    <meta:editing-cycles>1</meta:editing-cycles>
    <meta:document-statistic meta:table-count="0" meta:image-count="0" meta:object-count="0" meta:page-count="1" meta:paragraph-count="8" meta:word-count="75" meta:character-count="505" meta:non-whitespace-character-count="435"/>
    <meta:generator>LibreOffice/4.3.1.2$MacOSX_X86_64 LibreOffice_project/958349dc3b25111dbca392fbc281a05559ef6848</meta:generator>
  </office:meta>
</office:document-meta>
</file>